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cc2d"/>
    </style:style>
    <style:style style:name="P2" style:family="paragraph" style:parent-style-name="Standard">
      <style:text-properties officeooo:paragraph-rsid="000e24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ЗИ - ниче не делать, просто пз посещать</text:p>
      <text:p text:style-name="P1">МЧА - лабы потом делать, не щас</text:p>
      <text:p text:style-name="P1"/>
      <text:p text:style-name="P1">МДИСУБД - изи, просто лабы делать(7). Windows<text:tab/><text:tab/><text:tab/><text:tab/>SQL</text:p>
      <text:p text:style-name="Standard">ИГИ - делать лабы, это вэб, там несложно(8). Windows<text:tab/><text:tab/><text:tab/><text:tab/>ASP . NET вэб</text:p>
      <text:p text:style-name="Standard">ППО - делать лабы надо, а экз вроде как несложный(4). Windows<text:tab/><text:tab/>Kotlin Android<text:line-break/>СП - делать лабы надо щас, потом может быть другой препод . Linux<text:tab/><text:tab/>C++<text:tab/></text:p>
      <text:p text:style-name="P2">АВС - делать лабы, если не автос - за 2 недели до экза учить. Linux<text:tab/><text:tab/>C++</text:p>
      <text:p text:style-name="Standard"/>
      <text:p text:style-name="Standard">Сначала надо сделать лабы:<text:line-break/>СУБД 1,2</text:p>
      <text:p text:style-name="Standard">ППО 1</text:p>
      <text:p text:style-name="Standard">ИГИ 1,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1:25:09.519991664</meta:creation-date>
    <dc:date>2021-10-04T13:54:02.408769018</dc:date>
    <meta:editing-duration>PT1H19M56S</meta:editing-duration>
    <meta:editing-cycles>4</meta:editing-cycles>
    <meta:generator>LibreOffice/7.2.1.2$Linux_X86_64 LibreOffice_project/2c9f9a7aa7c967a1b7ec3448959cff87b32f6580</meta:generator>
    <meta:document-statistic meta:table-count="0" meta:image-count="0" meta:object-count="0" meta:page-count="1" meta:paragraph-count="9" meta:word-count="89" meta:character-count="460" meta:non-whitespace-character-count="370"/>
  </office:meta>
</office:document-meta>
</file>